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Essais javascript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br/&gt;&lt;br/&gt;</text:span></text:p>
      <text:p text:style-name="P1"><text:span text:style-name="T1">&lt;a id="monlien" href="https://www.lequipe.fr/"&gt;Le lien sur lequel cliquer&lt;/a&gt;</text:span></text:p>
      <text:p text:style-name="P1"><text:span text:style-name="T1">&lt;script&gt;</text:span></text:p>
      <text:p text:style-name="P1"><text:span text:style-name="T1">if (confirm('si êtes vous êtes élèves en BTS SN option IR ou EC, cliquez sur "OK" ')) {</text:span></text:p>
      <text:p text:style-name="P1"><text:span text:style-name="T1">alert('Vous allez pourvoir cliquer sur le lien pour aller vers le site qui vous correspond.');</text:span></text:p>
      <text:p text:style-name="P1"><text:span text:style-name="T1">var le_lien = document.getElementById('monlien');</text:span></text:p>
      <text:p text:style-name="P1"><text:span text:style-name="T1">var href = le_lien.getAttribute('href'); // On récupère l'attribut « href »</text:span></text:p>
      <text:p text:style-name="P1"><text:span text:style-name="T1">le_lien.setAttribute('href', '</text:span><text:a xlink:href="http://m.onisep.fr/Ressources/Univers-Lycee/Lycees/Ile-de-France/Seine-St-Denis/Lycee-Jean-Rostand"><text:span text:style-name="T2">http://m.onisep.fr/Ressources/Univers-Lycee/Lycees/Ile-de-France/Seine-St-Denis/Lycee-Jean-Rostand</text:span></text:a><text:span text:style-name="T3">'); // On édite l'attribut « href »</text:span></text:p>
      <text:p text:style-name="P1"><text:span text:style-name="T3">}</text:span></text:p>
      <text:p text:style-name="P1"><text:span text:style-name="T3">else {</text:span></text:p>
      <text:p text:style-name="P1"><text:span text:style-name="T3">alert("Vous allez pourvoir cliquer sur le lien pour aller vers le site du lycée");</text:span></text:p>
      <text:p text:style-name="P1"><text:span text:style-name="T3">}</text:span></text:p>
      <text:p text:style-name="P1"><text:span text:style-name="T3">&lt;/script&gt;</text:span></text:p>
      <text:p text:style-name="P1"><text:span text:style-name="T3">&lt;/body&gt;</text:span></text:p>
      <text:p text:style-name="P1"><text:span text:style-name="T3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